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4778e0" officeooo:paragraph-rsid="004778e0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56d4c4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Ubuntu Mono" fo:font-size="10pt" fo:language="ru" fo:country="RU" officeooo:rsid="00491e8a" officeooo:paragraph-rsid="005337ac" style:font-size-asian="10pt" style:font-size-complex="10pt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cb203"/>
    </style:style>
    <style:style style:name="T4" style:family="text">
      <style:text-properties fo:language="ru" fo:country="RU" officeooo:rsid="004fe153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officeooo:rsid="0023e6d9"/>
    </style:style>
    <style:style style:name="T7" style:family="text">
      <style:text-properties officeooo:rsid="0050f7bb"/>
    </style:style>
    <style:style style:name="T8" style:family="text">
      <style:text-properties officeooo:rsid="005337ac"/>
    </style:style>
    <style:style style:name="T9" style:family="text">
      <style:text-properties officeooo:rsid="0056d4c4"/>
    </style:style>
    <style:style style:name="T10" style:family="text">
      <style:text-properties officeooo:rsid="00571da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Программное обеспечение вычислительных сетей</text:span>»</text:p>
      <text:p text:style-name="P7">ПО ЛАБОРАТОРНОЙ РАБОТЕ №<text:span text:style-name="T4">7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6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6">3</text:span></text:p>
      <text:p text:style-name="P11"><text:soft-page-break/>Задание</text:p>
      <text:p text:style-name="P15">Реализовать <text:span text:style-name="T7">решение задачи о плакатах</text:span> <text:span text:style-name="T7">на</text:span> MPI.</text:p>
      <text:p text:style-name="P15"/>
      <text:p text:style-name="P13"><text:span text:style-name="T2">Фрагменты ли</text:span><text:span text:style-name="T5">стинг</text:span><text:span text:style-name="T2">а</text:span></text:p>
      <text:p text:style-name="P18"><text:span text:style-name="T8">#include &lt;cstdlib&gt;</text:span></text:p>
      <text:p text:style-name="P18"><text:span text:style-name="T8">#include &lt;iostream&gt;</text:span></text:p>
      <text:p text:style-name="P18"><text:span text:style-name="T8">#include &lt;string&gt;</text:span></text:p>
      <text:p text:style-name="P18"><text:span text:style-name="T8">#include &lt;math.h&gt;</text:span></text:p>
      <text:p text:style-name="P18"><text:span text:style-name="T8">#include &lt;fstream&gt;</text:span></text:p>
      <text:p text:style-name="P18"><text:span text:style-name="T8">#include &lt;mpi.h&gt;</text:span></text:p>
      <text:p text:style-name="P18"><text:span text:style-name="T8">#include &lt;algorithm&gt;</text:span></text:p>
      <text:p text:style-name="P18"><text:span text:style-name="T8"/></text:p>
      <text:p text:style-name="P18"><text:span text:style-name="T8">using namespace std;</text:span></text:p>
      <text:p text:style-name="P18"><text:span text:style-name="T8">using namespace MPI;</text:span></text:p>
      <text:p text:style-name="P18"><text:span text:style-name="T8"/></text:p>
      <text:p text:style-name="P18"><text:span text:style-name="T8">const double eps = 1e-8;</text:span></text:p>
      <text:p text:style-name="P18"><text:span text:style-name="T8"/></text:p>
      <text:p text:style-name="P18"><text:span text:style-name="T8">Intracomm *comm;</text:span></text:p>
      <text:p text:style-name="P18"><text:span text:style-name="T8">int myRank;</text:span></text:p>
      <text:p text:style-name="P18"><text:span text:style-name="T8">int size;</text:span></text:p>
      <text:p text:style-name="P18"><text:span text:style-name="T8">struct Coord;</text:span></text:p>
      <text:p text:style-name="P18"><text:span text:style-name="T8">void readInputRand(int &amp;n, Coord *&amp;first, Coord *&amp;second);</text:span></text:p>
      <text:p text:style-name="P18"><text:span text:style-name="T8">void readInputFile(int &amp;n, Coord *&amp;first, Coord *&amp;second);</text:span></text:p>
      <text:p text:style-name="P18"><text:span text:style-name="T8"/></text:p>
      <text:p text:style-name="P18"><text:span text:style-name="T8">int starts = 7;</text:span></text:p>
      <text:p text:style-name="P18"><text:span text:style-name="T8">int randStartNum = 0;</text:span></text:p>
      <text:p text:style-name="P18"><text:span text:style-name="T8">int startVal[] = {100, 300, 500, 700, 900, 1100, 1300};</text:span></text:p>
      <text:p text:style-name="P18"><text:span text:style-name="T8"/></text:p>
      <text:p text:style-name="P18"><text:span text:style-name="T8">void (*readInput)(int &amp;n, Coord *&amp;first, Coord *&amp;second) = readInputRand;</text:span></text:p>
      <text:p text:style-name="P18"><text:span text:style-name="T8"/></text:p>
      <text:p text:style-name="P18"><text:span text:style-name="T8">double Min(double a, double b) {</text:span></text:p>
      <text:p text:style-name="P18"><text:span text:style-name="T8"><text:s text:c="4"/>return a &lt; b ? a : b;</text:span></text:p>
      <text:p text:style-name="P18"><text:span text:style-name="T8">}</text:span></text:p>
      <text:p text:style-name="P18"><text:span text:style-name="T8"/></text:p>
      <text:p text:style-name="P18"><text:span text:style-name="T8">double Max(double a, double b) {</text:span></text:p>
      <text:p text:style-name="P18"><text:span text:style-name="T8"><text:s text:c="4"/>return a &gt; b ? a : b;</text:span></text:p>
      <text:p text:style-name="P18"><text:span text:style-name="T8">}</text:span></text:p>
      <text:p text:style-name="P18"><text:span text:style-name="T8"/></text:p>
      <text:p text:style-name="P18"><text:span text:style-name="T8">double getRand() {</text:span></text:p>
      <text:p text:style-name="P18"><text:span text:style-name="T8"><text:s text:c="4"/>return (double) rand() / RAND_MAX * 20;</text:span></text:p>
      <text:p text:style-name="P18"><text:span text:style-name="T8">}</text:span></text:p>
      <text:p text:style-name="P18"><text:span text:style-name="T8"/></text:p>
      <text:p text:style-name="P18"><text:span text:style-name="T8">uint64_t getTime() {</text:span></text:p>
      <text:p text:style-name="P18"><text:span text:style-name="T8"><text:s text:c="4"/>uint64_t lo, hi;</text:span></text:p>
      <text:p text:style-name="P18"><text:span text:style-name="T8"><text:s text:c="4"/>__asm__ __volatile__(</text:span></text:p>
      <text:p text:style-name="P18"><text:span text:style-name="T8"><text:s text:c="12"/>"xorl %%eax, %%eax\n"</text:span></text:p>
      <text:p text:style-name="P18"><text:span text:style-name="T8"><text:s text:c="12"/>"cpuid\n"</text:span></text:p>
      <text:p text:style-name="P18"><text:span text:style-name="T8"><text:s text:c="12"/>"rdtsc\n"</text:span></text:p>
      <text:p text:style-name="P18"><text:span text:style-name="T8"><text:s text:c="12"/>: "=a" (lo), "=d" (hi)</text:span></text:p>
      <text:p text:style-name="P18"><text:span text:style-name="T8"><text:s text:c="12"/>:</text:span></text:p>
      <text:p text:style-name="P18"><text:span text:style-name="T8"><text:s text:c="12"/>: "%ebx", "%ecx");</text:span></text:p>
      <text:p text:style-name="P18"><text:span text:style-name="T8"><text:s text:c="4"/>return (uint64_t) hi &lt;&lt; 32 | lo;</text:span></text:p>
      <text:p text:style-name="P18"><text:span text:style-name="T8">}</text:span></text:p>
      <text:p text:style-name="P18"><text:span text:style-name="T8"/></text:p>
      <text:p text:style-name="P18"><text:span text:style-name="T8">struct Coord {</text:span></text:p>
      <text:p text:style-name="P18"><text:span text:style-name="T8"><text:s text:c="4"/>double x;</text:span></text:p>
      <text:p text:style-name="P18"><text:span text:style-name="T8"><text:s text:c="4"/>double y;</text:span></text:p>
      <text:p text:style-name="P18"><text:span text:style-name="T8"/></text:p>
      <text:p text:style-name="P18"><text:span text:style-name="T8"><text:s text:c="4"/>Coord(double x_, double y_) : x(x_), y(y_) {</text:span></text:p>
      <text:p text:style-name="P18"><text:span text:style-name="T8"><text:s text:c="4"/>}</text:span></text:p>
      <text:p text:style-name="P18"><text:span text:style-name="T8"/></text:p>
      <text:p text:style-name="P18"><text:span text:style-name="T8"><text:s text:c="4"/>Coord() : x(0), y(0) {</text:span></text:p>
      <text:p text:style-name="P18"><text:span text:style-name="T8"><text:s text:c="4"/>}</text:span></text:p>
      <text:p text:style-name="P18"><text:span text:style-name="T8">};</text:span></text:p>
      <text:p text:style-name="P18"><text:span text:style-name="T8"/></text:p>
      <text:p text:style-name="P18"><text:span text:style-name="T8">struct GradCoord {</text:span></text:p>
      <text:p text:style-name="P18"><text:span text:style-name="T8"><text:s text:c="4"/>int x;</text:span></text:p>
      <text:p text:style-name="P18"><text:span text:style-name="T8"><text:s text:c="4"/>int y;</text:span></text:p>
      <text:p text:style-name="P18"><text:span text:style-name="T8"/></text:p>
      <text:p text:style-name="P18"><text:span text:style-name="T8"><text:s text:c="4"/>GradCoord(int x_, int y_) : x(x_), y(y_) {</text:span></text:p>
      <text:p text:style-name="P18"><text:span text:style-name="T8"><text:s text:c="4"/>}</text:span></text:p>
      <text:p text:style-name="P18"><text:span text:style-name="T8"/></text:p>
      <text:p text:style-name="P18"><text:span text:style-name="T8"><text:s text:c="4"/>GradCoord() : x(0), y(0) {</text:span></text:p>
      <text:p text:style-name="P18"><text:span text:style-name="T8"><text:s text:c="4"/>}</text:span></text:p>
      <text:p text:style-name="P18"><text:soft-page-break/><text:span text:style-name="T8">};</text:span></text:p>
      <text:p text:style-name="P18"><text:span text:style-name="T8"/></text:p>
      <text:p text:style-name="P18"><text:span text:style-name="T8">void readInputRand(int &amp;n, Coord *&amp;first, Coord *&amp;second) {</text:span></text:p>
      <text:p text:style-name="P18"><text:span text:style-name="T8"><text:s text:c="4"/>n = startVal[randStartNum++];</text:span></text:p>
      <text:p text:style-name="P18"><text:span text:style-name="T8"><text:s text:c="4"/>first = new Coord[n];</text:span></text:p>
      <text:p text:style-name="P18"><text:span text:style-name="T8"><text:s text:c="4"/>second = new Coord[n];</text:span></text:p>
      <text:p text:style-name="P18"><text:span text:style-name="T8"><text:s text:c="4"/>for (int i = 0; i &lt; n; ++i) {</text:span></text:p>
      <text:p text:style-name="P18"><text:span text:style-name="T8"><text:s text:c="8"/>first[i] = Coord(getRand(), getRand());</text:span></text:p>
      <text:p text:style-name="P18"><text:span text:style-name="T8"><text:s text:c="8"/>second[i] = Coord(getRand(), getRand());</text:span></text:p>
      <text:p text:style-name="P18"><text:span text:style-name="T8"><text:s text:c="4"/>}</text:span></text:p>
      <text:p text:style-name="P18"><text:span text:style-name="T8">}</text:span></text:p>
      <text:p text:style-name="P18"><text:span text:style-name="T8"/></text:p>
      <text:p text:style-name="P18"><text:span text:style-name="T8">void readInputFile(int &amp;n, Coord *&amp;first, Coord *&amp;second) {</text:span></text:p>
      <text:p text:style-name="P18"><text:span text:style-name="T8"><text:s text:c="4"/>ifstream in;</text:span></text:p>
      <text:p text:style-name="P18"><text:span text:style-name="T8"><text:s text:c="4"/>in.open("input");</text:span></text:p>
      <text:p text:style-name="P18"><text:span text:style-name="T8"><text:s text:c="4"/>in &gt;&gt; n;</text:span></text:p>
      <text:p text:style-name="P18"><text:span text:style-name="T8"><text:s text:c="4"/>first = new Coord[n];</text:span></text:p>
      <text:p text:style-name="P18"><text:span text:style-name="T8"><text:s text:c="4"/>second = new Coord[n];</text:span></text:p>
      <text:p text:style-name="P18"><text:span text:style-name="T8"><text:s text:c="4"/>for (int i = 0; i &lt; n; ++i) {</text:span></text:p>
      <text:p text:style-name="P18"><text:span text:style-name="T8"><text:s text:c="8"/>double x, y;</text:span></text:p>
      <text:p text:style-name="P18"><text:span text:style-name="T8"><text:s text:c="8"/>in &gt;&gt; x &gt;&gt; y;</text:span></text:p>
      <text:p text:style-name="P18"><text:span text:style-name="T8"><text:s text:c="8"/>first[i] = Coord(x, y);</text:span></text:p>
      <text:p text:style-name="P18"><text:span text:style-name="T8"><text:s text:c="8"/>in &gt;&gt; x &gt;&gt; y;</text:span></text:p>
      <text:p text:style-name="P18"><text:span text:style-name="T8"><text:s text:c="8"/>second[i] = Coord(x, y);</text:span></text:p>
      <text:p text:style-name="P18"><text:span text:style-name="T8"><text:s text:c="4"/>}</text:span></text:p>
      <text:p text:style-name="P18"><text:span text:style-name="T8"><text:s text:c="4"/>in.close();</text:span></text:p>
      <text:p text:style-name="P18"><text:span text:style-name="T8">}</text:span></text:p>
      <text:p text:style-name="P18"><text:span text:style-name="T8"/></text:p>
      <text:p text:style-name="P18"><text:span text:style-name="T8">int getIndex(double value, double *sortedArray, int m) {</text:span></text:p>
      <text:p text:style-name="P18"><text:span text:style-name="T8"><text:s text:c="4"/>int l = 0, r = m;</text:span></text:p>
      <text:p text:style-name="P18"><text:span text:style-name="T8"><text:s text:c="4"/>while (r &gt; l) {</text:span></text:p>
      <text:p text:style-name="P18"><text:span text:style-name="T8"><text:s text:c="8"/>int c = (l + r) &gt;&gt; 1;</text:span></text:p>
      <text:p text:style-name="P18"><text:span text:style-name="T8"><text:s text:c="8"/>if (fabs(sortedArray[c] - value) &lt; eps) {</text:span></text:p>
      <text:p text:style-name="P18"><text:span text:style-name="T8"><text:s text:c="12"/>return c;</text:span></text:p>
      <text:p text:style-name="P18"><text:span text:style-name="T8"><text:s text:c="8"/>}</text:span></text:p>
      <text:p text:style-name="P18"><text:span text:style-name="T8"><text:s text:c="8"/>if (sortedArray[c] &gt; value) {</text:span></text:p>
      <text:p text:style-name="P18"><text:span text:style-name="T8"><text:s text:c="12"/>r = c - 1;</text:span></text:p>
      <text:p text:style-name="P18"><text:span text:style-name="T8"><text:s text:c="8"/>} else {</text:span></text:p>
      <text:p text:style-name="P18"><text:span text:style-name="T8"><text:s text:c="12"/>l = c + 1;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><text:s text:c="4"/>return r;</text:span></text:p>
      <text:p text:style-name="P18"><text:span text:style-name="T8">}</text:span></text:p>
      <text:p text:style-name="P18"><text:span text:style-name="T8"/></text:p>
      <text:p text:style-name="P18"><text:span text:style-name="T8">void prepareData(int n, Coord *first, Coord *second) {</text:span></text:p>
      <text:p text:style-name="P18"><text:span text:style-name="T8"><text:s text:c="4"/>for (int i = 0; i &lt; n; ++i) {</text:span></text:p>
      <text:p text:style-name="P18"><text:span text:style-name="T8"><text:s text:c="8"/>double x1 = first[i].x, x2 = second[i].x, y1 = first[i].y, y2 = second[i].y;</text:span></text:p>
      <text:p text:style-name="P18"><text:span text:style-name="T8"><text:s text:c="8"/>first[i].x = Min(x1, x2);</text:span></text:p>
      <text:p text:style-name="P18"><text:span text:style-name="T8"><text:s text:c="8"/>second[i].x = Max(x1, x2);</text:span></text:p>
      <text:p text:style-name="P18"><text:span text:style-name="T8"/></text:p>
      <text:p text:style-name="P18"><text:span text:style-name="T8"><text:s text:c="8"/>first[i].y = Min(y1, y2);</text:span></text:p>
      <text:p text:style-name="P18"><text:span text:style-name="T8"><text:s text:c="8"/>second[i].y = Max(y1, y2);</text:span></text:p>
      <text:p text:style-name="P18"><text:span text:style-name="T8"><text:s text:c="4"/>}</text:span></text:p>
      <text:p text:style-name="P18"><text:span text:style-name="T8">}</text:span></text:p>
      <text:p text:style-name="P18"><text:span text:style-name="T8"/></text:p>
      <text:p text:style-name="P18"><text:span text:style-name="T8">int** createMatrix(int m) {</text:span></text:p>
      <text:p text:style-name="P18"><text:span text:style-name="T8"><text:s text:c="4"/>int **a = new int*[m];</text:span></text:p>
      <text:p text:style-name="P18"><text:span text:style-name="T8"><text:s text:c="4"/>for (int i = 0; i &lt; m + 1; ++i) {</text:span></text:p>
      <text:p text:style-name="P18"><text:span text:style-name="T8"><text:s text:c="8"/>a[i] = new int[m];</text:span></text:p>
      <text:p text:style-name="P18"><text:span text:style-name="T8"><text:s text:c="4"/>}</text:span></text:p>
      <text:p text:style-name="P18"><text:span text:style-name="T8"><text:s text:c="4"/>for (int i = 0; i &lt; m; ++i) {</text:span></text:p>
      <text:p text:style-name="P18"><text:span text:style-name="T8"><text:s text:c="8"/>for (int j = 0; j &lt; m; ++j) {</text:span></text:p>
      <text:p text:style-name="P18"><text:span text:style-name="T8"><text:s text:c="12"/>a[i][j] = 0;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><text:s text:c="4"/>return a;</text:span></text:p>
      <text:p text:style-name="P18"><text:span text:style-name="T8">}</text:span></text:p>
      <text:p text:style-name="P18"><text:span text:style-name="T8"/></text:p>
      <text:p text:style-name="P18"><text:span text:style-name="T8">double solve_poster(int n, Coord *first, Coord *second) {</text:span></text:p>
      <text:p text:style-name="P18"><text:span text:style-name="T8"><text:s text:c="4"/>double sum = 0;</text:span></text:p>
      <text:p text:style-name="P18"><text:span text:style-name="T8"><text:s text:c="4"/>//broadcast number of rectangles</text:span></text:p>
      <text:p text:style-name="P18"><text:span text:style-name="T8"><text:s text:c="4"/>comm-&gt;Bcast(&amp;n, 1, INT, 0);</text:span></text:p>
      <text:p text:style-name="P18"><text:span text:style-name="T8"/></text:p>
      <text:p text:style-name="P18"><text:span text:style-name="T8"><text:s text:c="4"/>int m = 2 * n;</text:span></text:p>
      <text:p text:style-name="P18"><text:span text:style-name="T8"/></text:p>
      <text:p text:style-name="P18"><text:span text:style-name="T8"><text:s text:c="4"/>int *x1, *x2, *y1, *y2;</text:span></text:p>
      <text:p text:style-name="P18"><text:span text:style-name="T8"><text:s text:c="4"/>x1 = new int[n];</text:span></text:p>
      <text:p text:style-name="P18"><text:soft-page-break/><text:span text:style-name="T8"><text:s text:c="4"/>x2 = new int[n];</text:span></text:p>
      <text:p text:style-name="P18"><text:span text:style-name="T8"><text:s text:c="4"/>y1 = new int[n];</text:span></text:p>
      <text:p text:style-name="P18"><text:span text:style-name="T8"><text:s text:c="4"/>y2 = new int[n];</text:span></text:p>
      <text:p text:style-name="P18"><text:span text:style-name="T8"/></text:p>
      <text:p text:style-name="P18"><text:span text:style-name="T8"><text:s text:c="4"/>double *xSorted;</text:span></text:p>
      <text:p text:style-name="P18"><text:span text:style-name="T8"><text:s text:c="4"/>double *ySorted;</text:span></text:p>
      <text:p text:style-name="P18"><text:span text:style-name="T8"/></text:p>
      <text:p text:style-name="P18"><text:span text:style-name="T8"><text:s text:c="4"/>if (myRank == 0) {</text:span></text:p>
      <text:p text:style-name="P18"><text:span text:style-name="T8"><text:s text:c="8"/>//get sorted lists</text:span></text:p>
      <text:p text:style-name="P18"><text:span text:style-name="T8"><text:s text:c="8"/>xSorted = new double[m];</text:span></text:p>
      <text:p text:style-name="P18"><text:span text:style-name="T8"><text:s text:c="8"/>ySorted = new double[m];</text:span></text:p>
      <text:p text:style-name="P18"><text:span text:style-name="T8"><text:s text:c="8"/>for (int i = 0; i &lt; m; ++i) {</text:span></text:p>
      <text:p text:style-name="P18"><text:span text:style-name="T8"><text:s text:c="12"/>xSorted[i] = i &lt; n ? first[i].x : second[i - n].x;</text:span></text:p>
      <text:p text:style-name="P18"><text:span text:style-name="T8"><text:s text:c="12"/>ySorted[i] = i &lt; n ? first[i].y : second[i - n].y;</text:span></text:p>
      <text:p text:style-name="P18"><text:span text:style-name="T8"><text:s text:c="8"/>}</text:span></text:p>
      <text:p text:style-name="P18"><text:span text:style-name="T8"/></text:p>
      <text:p text:style-name="P18"><text:span text:style-name="T8"><text:s text:c="8"/>sort(xSorted, xSorted + m);</text:span></text:p>
      <text:p text:style-name="P18"><text:span text:style-name="T8"><text:s text:c="8"/>sort(ySorted, ySorted + m);</text:span></text:p>
      <text:p text:style-name="P18"><text:span text:style-name="T8"/></text:p>
      <text:p text:style-name="P18"><text:span text:style-name="T8"><text:s text:c="8"/>//build indexies for input values in sorted.</text:span></text:p>
      <text:p text:style-name="P18"><text:span text:style-name="T8"><text:s text:c="8"/>//GradCoord *gFirst, *gSecond;int *x1, *x2, *y1, *y2;</text:span></text:p>
      <text:p text:style-name="P18"><text:span text:style-name="T8"><text:s text:c="8"/>//gFirst = new GradCoord[n];</text:span></text:p>
      <text:p text:style-name="P18"><text:span text:style-name="T8"><text:s text:c="8"/>//gSecond = new GradCoord[n];</text:span></text:p>
      <text:p text:style-name="P18"><text:span text:style-name="T8"/></text:p>
      <text:p text:style-name="P18"><text:span text:style-name="T8"><text:s text:c="8"/>for (int i = 0; i &lt; n; ++i) {</text:span></text:p>
      <text:p text:style-name="P18"><text:span text:style-name="T8"><text:s text:c="12"/>/*gFirst[i].x = getIndex(first[i].x, xSorted, m);</text:span></text:p>
      <text:p text:style-name="P18"><text:span text:style-name="T8"><text:s text:c="12"/>gFirst[i].y = getIndex(first[i].y, ySorted, m);</text:span></text:p>
      <text:p text:style-name="P18"><text:span text:style-name="T8"><text:s text:c="12"/>gSecond[i].x = getIndex(second[i].x, xSorted, m);</text:span></text:p>
      <text:p text:style-name="P18"><text:span text:style-name="T8"><text:s text:c="12"/>gSecond[i].y = getIndex(second[i].y, ySorted, m);</text:span></text:p>
      <text:p text:style-name="P18"><text:span text:style-name="T8"><text:s text:c="13"/>*/</text:span></text:p>
      <text:p text:style-name="P18"><text:span text:style-name="T8"><text:s text:c="12"/>x1[i] = getIndex(first[i].x, xSorted, m);</text:span></text:p>
      <text:p text:style-name="P18"><text:span text:style-name="T8"><text:s text:c="12"/>y1[i] = getIndex(first[i].y, ySorted, m);</text:span></text:p>
      <text:p text:style-name="P18"><text:span text:style-name="T8"><text:s text:c="12"/>x2[i] = getIndex(second[i].x, xSorted, m);</text:span></text:p>
      <text:p text:style-name="P18"><text:span text:style-name="T8"><text:s text:c="12"/>y2[i] = getIndex(second[i].y, ySorted, m);</text:span></text:p>
      <text:p text:style-name="P18"><text:span text:style-name="T8"><text:s text:c="8"/>}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><text:s text:c="4"/>}</text:span></text:p>
      <text:p text:style-name="P18"><text:span text:style-name="T8"/></text:p>
      <text:p text:style-name="P18"><text:span text:style-name="T8"><text:s text:c="4"/>if (size &gt; 1) {</text:span></text:p>
      <text:p text:style-name="P18"><text:span text:style-name="T8"><text:s text:c="8"/>comm-&gt;Bcast(x1, n, INT, 0);</text:span></text:p>
      <text:p text:style-name="P18"><text:span text:style-name="T8"><text:s text:c="8"/>comm-&gt;Bcast(x2, n, INT, 0);</text:span></text:p>
      <text:p text:style-name="P18"><text:span text:style-name="T8"><text:s text:c="8"/>comm-&gt;Bcast(y1, n, INT, 0);</text:span></text:p>
      <text:p text:style-name="P18"><text:span text:style-name="T8"><text:s text:c="8"/>comm-&gt;Bcast(y2, n, INT, 0);</text:span></text:p>
      <text:p text:style-name="P18"><text:span text:style-name="T8"><text:s text:c="4"/>}</text:span></text:p>
      <text:p text:style-name="P18"><text:span text:style-name="T8"/></text:p>
      <text:p text:style-name="P18"><text:span text:style-name="T8"><text:s text:c="4"/>//main solving</text:span></text:p>
      <text:p text:style-name="P18"><text:span text:style-name="T8"><text:s text:c="4"/>int **a = createMatrix(m);</text:span></text:p>
      <text:p text:style-name="P18"><text:span text:style-name="T8"><text:s text:c="4"/>int** reduceMatrix = createMatrix(m);</text:span></text:p>
      <text:p text:style-name="P18"><text:span text:style-name="T8"/></text:p>
      <text:p text:style-name="P18"><text:span text:style-name="T8"><text:s text:c="4"/>for (int k = myRank; k &lt; n; k += size) {</text:span></text:p>
      <text:p text:style-name="P18"><text:span text:style-name="T8"><text:s text:c="8"/>for (int i = x1[k]; i &lt; x2[k]; ++i) {</text:span></text:p>
      <text:p text:style-name="P18"><text:span text:style-name="T8"><text:s text:c="12"/>for (int j = y1[k]; j &lt; y2[k]; ++j) {</text:span></text:p>
      <text:p text:style-name="P18"><text:span text:style-name="T8"><text:s text:c="16"/>a[i][j] = 1;</text:span></text:p>
      <text:p text:style-name="P18"><text:span text:style-name="T8"><text:s text:c="12"/>}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><text:s text:c="4"/>if (size &gt; 1) {</text:span></text:p>
      <text:p text:style-name="P18"><text:span text:style-name="T8"/></text:p>
      <text:p text:style-name="P18"><text:span text:style-name="T8"><text:s text:c="8"/>for (int k = 0; k &lt; m; ++k) {</text:span></text:p>
      <text:p text:style-name="P18"><text:span text:style-name="T8"><text:s text:c="12"/>comm-&gt;Reduce(a[k], reduceMatrix[k], m, INT, LOR, 0);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><text:s text:c="4"/>if (myRank == 0) {</text:span></text:p>
      <text:p text:style-name="P18"><text:span text:style-name="T8"><text:s text:c="8"/>for (int i = 0; i &lt; m; ++i) {</text:span></text:p>
      <text:p text:style-name="P18"><text:span text:style-name="T8"><text:s text:c="12"/>for (int j = 0; j &lt; m; ++j) {</text:span></text:p>
      <text:p text:style-name="P18"><text:span text:style-name="T8"><text:s text:c="16"/>if (reduceMatrix[i][j]) {</text:span></text:p>
      <text:p text:style-name="P18"><text:span text:style-name="T8"><text:s text:c="20"/>sum += (xSorted[i + 1] - xSorted[i]) * (ySorted[j + 1] - ySorted[j]);</text:span></text:p>
      <text:p text:style-name="P18"><text:span text:style-name="T8"><text:s text:c="16"/>}</text:span></text:p>
      <text:p text:style-name="P18"><text:span text:style-name="T8"><text:s text:c="12"/>}</text:span></text:p>
      <text:p text:style-name="P18"><text:soft-page-break/><text:span text:style-name="T8"><text:s text:c="8"/>}</text:span></text:p>
      <text:p text:style-name="P18"><text:span text:style-name="T8"><text:s text:c="8"/>delete[] xSorted;</text:span></text:p>
      <text:p text:style-name="P18"><text:span text:style-name="T8"><text:s text:c="8"/>delete[] ySorted;</text:span></text:p>
      <text:p text:style-name="P18"><text:span text:style-name="T8"><text:s text:c="4"/>}</text:span></text:p>
      <text:p text:style-name="P18"><text:span text:style-name="T8"/></text:p>
      <text:p text:style-name="P18"><text:span text:style-name="T8"><text:s text:c="4"/>delete[] a;</text:span></text:p>
      <text:p text:style-name="P18"><text:span text:style-name="T8"><text:s text:c="4"/>delete[] reduceMatrix;</text:span></text:p>
      <text:p text:style-name="P18"><text:span text:style-name="T8"><text:s text:c="4"/>delete[] x1;</text:span></text:p>
      <text:p text:style-name="P18"><text:span text:style-name="T8"><text:s text:c="4"/>delete[] x2;</text:span></text:p>
      <text:p text:style-name="P18"><text:span text:style-name="T8"><text:s text:c="4"/>delete[] y1;</text:span></text:p>
      <text:p text:style-name="P18"><text:span text:style-name="T8"><text:s text:c="4"/>delete[] y2;</text:span></text:p>
      <text:p text:style-name="P18"><text:span text:style-name="T8"/></text:p>
      <text:p text:style-name="P18"><text:span text:style-name="T8"><text:s text:c="4"/>return sum;</text:span></text:p>
      <text:p text:style-name="P18"><text:span text:style-name="T8">}</text:span></text:p>
      <text:p text:style-name="P18"><text:span text:style-name="T8"/></text:p>
      <text:p text:style-name="P18"><text:span text:style-name="T8">int main(int argc, char** argv) {</text:span></text:p>
      <text:p text:style-name="P18"><text:span text:style-name="T8"><text:s text:c="4"/>srand(time(0));</text:span></text:p>
      <text:p text:style-name="P18"><text:span text:style-name="T8"><text:s text:c="4"/>Init();</text:span></text:p>
      <text:p text:style-name="P18"><text:span text:style-name="T8"/></text:p>
      <text:p text:style-name="P18"><text:span text:style-name="T8"><text:s text:c="4"/>comm = &amp;COMM_WORLD;</text:span></text:p>
      <text:p text:style-name="P18"><text:span text:style-name="T8"><text:s text:c="4"/>myRank = comm-&gt;Get_rank();</text:span></text:p>
      <text:p text:style-name="P18"><text:span text:style-name="T8"><text:s text:c="4"/>size = comm-&gt;Get_size();</text:span></text:p>
      <text:p text:style-name="P18"><text:span text:style-name="T8"/></text:p>
      <text:p text:style-name="P18"><text:span text:style-name="T8"><text:s text:c="4"/>int n;</text:span></text:p>
      <text:p text:style-name="P18"><text:span text:style-name="T8"><text:s text:c="4"/>Coord *first, *second;</text:span></text:p>
      <text:p text:style-name="P18"><text:span text:style-name="T8"><text:s text:c="4"/>for (int i = 0; i &lt; starts; ++i) {</text:span></text:p>
      <text:p text:style-name="P18"><text:span text:style-name="T8"><text:s text:c="8"/>if (myRank == 0) {</text:span></text:p>
      <text:p text:style-name="P18"><text:span text:style-name="T8"><text:s text:c="12"/>readInput(n, first, second);</text:span></text:p>
      <text:p text:style-name="P18"><text:span text:style-name="T8"><text:s text:c="12"/>prepareData(n, first, second);</text:span></text:p>
      <text:p text:style-name="P18"><text:span text:style-name="T8"><text:s text:c="8"/>}</text:span></text:p>
      <text:p text:style-name="P18"><text:span text:style-name="T8"><text:s text:c="8"/>comm-&gt;Barrier();</text:span></text:p>
      <text:p text:style-name="P18"><text:span text:style-name="T8"><text:s text:c="8"/>uint64_t start = getTime();</text:span></text:p>
      <text:p text:style-name="P18"><text:span text:style-name="T8"><text:s text:c="8"/>double result = solve_poster(n, first, second);</text:span></text:p>
      <text:p text:style-name="P18"><text:span text:style-name="T8"><text:s text:c="8"/>uint64_t timeLength = getTime() - start;</text:span></text:p>
      <text:p text:style-name="P18"><text:span text:style-name="T8"/></text:p>
      <text:p text:style-name="P18"><text:span text:style-name="T8"><text:s text:c="8"/>if (myRank == 0) {</text:span></text:p>
      <text:p text:style-name="P18"><text:span text:style-name="T8"><text:s text:c="12"/>cout &lt;&lt; timeLength &lt;&lt; endl;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/></text:p>
      <text:p text:style-name="P18"><text:span text:style-name="T8"><text:s text:c="4"/>Finalize();</text:span></text:p>
      <text:p text:style-name="P18"><text:span text:style-name="T8"><text:s text:c="4"/>return 0;</text:span></text:p>
      <text:p text:style-name="P18"><text:span text:style-name="T8">}</text:span></text:p>
      <text:p text:style-name="P12">Выводы</text:p>
      <text:p text:style-name="P17"><text:span text:style-name="T9">Из графиков, приведённых ниже, видно, что прирост производительности невелик, так как доля решения, имеющая кубическую сложность (и по направлению которой было произведено распараллеливание) минимальна.</text:span></text:p>
      <text:p text:style-name="P12"/>
      <text:p text:style-name="P12"/>
      <text:p text:style-name="P12"><draw:frame draw:style-name="fr1" draw:name="Объект1" text:anchor-type="paragraph" svg:x="3.263cm" svg:y="0cm" svg:width="11.158cm" svg:height="3.41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Объект2" text:anchor-type="as-char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><draw:frame draw:style-name="fr2" draw:name="Объект3" text:anchor-type="as-char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2-18T12:22:05</dc:date>
    <meta:print-date>2013-03-23T11:35:01</meta:print-date>
    <meta:editing-cycles>91</meta:editing-cycles>
    <meta:editing-duration>PT19H20M21S</meta:editing-duration>
    <meta:generator>LibreOffice/4.0.2.2$Linux_X86_64 LibreOffice_project/400m0$Build-2</meta:generator>
    <meta:document-statistic meta:table-count="0" meta:image-count="0" meta:object-count="3" meta:page-count="6" meta:paragraph-count="238" meta:word-count="954" meta:character-count="6497" meta:non-whitespace-character-count="458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MPI 1 core</text:p>
          </table:table-cell>
          <table:table-cell office:value-type="string">
            <text:p>MPI 2 core</text:p>
          </table:table-cell>
          <table:table-cell office:value-type="string">
            <text:p>MPI 4 cor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25012">
            <text:p>1325012</text:p>
          </table:table-cell>
          <table:table-cell office:value-type="float" office:value="2997268">
            <text:p>2997268</text:p>
          </table:table-cell>
          <table:table-cell office:value-type="float" office:value="4848612">
            <text:p>484861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474572">
            <text:p>21474572</text:p>
          </table:table-cell>
          <table:table-cell office:value-type="float" office:value="34002740">
            <text:p>34002740</text:p>
          </table:table-cell>
          <table:table-cell office:value-type="float" office:value="35121912">
            <text:p>3512191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0760380">
            <text:p>100760380</text:p>
          </table:table-cell>
          <table:table-cell office:value-type="float" office:value="121958176">
            <text:p>121958176</text:p>
          </table:table-cell>
          <table:table-cell office:value-type="float" office:value="116011108">
            <text:p>11601110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66626248">
            <text:p>266626248</text:p>
          </table:table-cell>
          <table:table-cell office:value-type="float" office:value="232301328">
            <text:p>232301328</text:p>
          </table:table-cell>
          <table:table-cell office:value-type="float" office:value="281501600">
            <text:p>28150160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97824100">
            <text:p>497824100</text:p>
          </table:table-cell>
          <table:table-cell office:value-type="float" office:value="478134100">
            <text:p>478134100</text:p>
          </table:table-cell>
          <table:table-cell office:value-type="float" office:value="595071692">
            <text:p>595071692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967155664">
            <text:p>967155664</text:p>
          </table:table-cell>
          <table:table-cell office:value-type="float" office:value="847404968">
            <text:p>847404968</text:p>
          </table:table-cell>
          <table:table-cell office:value-type="float" office:value="1011521640">
            <text:p>1011521640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471820124">
            <text:p>1471820124</text:p>
          </table:table-cell>
          <table:table-cell office:value-type="float" office:value="1277307392">
            <text:p>1277307392</text:p>
          </table:table-cell>
          <table:table-cell office:value-type="float" office:value="1629661628">
            <text:p>1629661628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.00.0000</text:date>, <text:time style:data-style-name="N2" text:time-value="0000-00-00T12:17: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988cm" svg:y="3.453cm" style:legend-expansion="high" chart:style-name="ch2"/>
        <chart:plot-area chart:style-name="ch3" chart:data-source-has-labels="both" svg:x="0.769cm" svg:y="0.851cm" svg:width="11.581cm" svg:height="7.549cm">
          <chartooo:coordinate-region svg:x="2.872cm" svg:y="1.05cm" svg:width="9.106cm" svg:height="6.70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series chart:style-name="ch9" chart:values-cell-range-address="local-table.$E$2:.$E$8" chart:label-cell-address="local-table.$E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1 core</text:p>
              </table:table-cell>
              <table:table-cell office:value-type="string">
                <text:p>MPI 2 core</text:p>
              </table:table-cell>
              <table:table-cell office:value-type="string">
                <text:p>MPI 4 core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1325012">
                <text:p>1325012</text:p>
              </table:table-cell>
              <table:table-cell office:value-type="float" office:value="2997268">
                <text:p>2997268</text:p>
              </table:table-cell>
              <table:table-cell office:value-type="float" office:value="4848612">
                <text:p>4848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474572">
                <text:p>21474572</text:p>
              </table:table-cell>
              <table:table-cell office:value-type="float" office:value="34002740">
                <text:p>34002740</text:p>
              </table:table-cell>
              <table:table-cell office:value-type="float" office:value="35121912">
                <text:p>3512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0760380">
                <text:p>100760380</text:p>
              </table:table-cell>
              <table:table-cell office:value-type="float" office:value="121958176">
                <text:p>121958176</text:p>
              </table:table-cell>
              <table:table-cell office:value-type="float" office:value="116011108">
                <text:p>11601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6626248">
                <text:p>266626248</text:p>
              </table:table-cell>
              <table:table-cell office:value-type="float" office:value="232301328">
                <text:p>232301328</text:p>
              </table:table-cell>
              <table:table-cell office:value-type="float" office:value="281501600">
                <text:p>28150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97824100">
                <text:p>497824100</text:p>
              </table:table-cell>
              <table:table-cell office:value-type="float" office:value="478134100">
                <text:p>478134100</text:p>
              </table:table-cell>
              <table:table-cell office:value-type="float" office:value="595071692">
                <text:p>59507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67155664">
                <text:p>967155664</text:p>
              </table:table-cell>
              <table:table-cell office:value-type="float" office:value="847404968">
                <text:p>847404968</text:p>
              </table:table-cell>
              <table:table-cell office:value-type="float" office:value="1011521640">
                <text:p>1011521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471820124">
                <text:p>1471820124</text:p>
              </table:table-cell>
              <table:table-cell office:value-type="float" office:value="1277307392">
                <text:p>1277307392</text:p>
              </table:table-cell>
              <table:table-cell office:value-type="float" office:value="1629661628">
                <text:p>16296616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988cm" svg:y="3.204cm" style:legend-expansion="high" chart:style-name="ch2"/>
        <chart:plot-area chart:style-name="ch3" chart:data-source-has-labels="both" svg:x="0.769cm" svg:y="0.851cm" svg:width="11.581cm" svg:height="7.549cm">
          <chartooo:coordinate-region svg:x="1.39cm" svg:y="1.05cm" svg:width="10.588cm" svg:height="6.70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series chart:style-name="ch9" chart:values-cell-range-address="local-table.$E$2:.$E$8" chart:label-cell-address="local-table.$E$1" chart:class="chart:line">
            <chart:data-point chart:repeated="7"/>
          </chart:series>
          <chart:series chart:style-name="ch10" chart:values-cell-range-address="local-table.$F$2:.$F$8" chart:label-cell-address="local-table.$F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1 core</text:p>
              </table:table-cell>
              <table:table-cell office:value-type="string">
                <text:p>MPI 2 core</text:p>
              </table:table-cell>
              <table:table-cell office:value-type="string">
                <text:p>MPI 4 core</text:p>
              </table:table-cell>
              <table:table-cell office:value-type="string">
                <text:p> 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6.12221981148806">
                <text:p>6.12221981148806</text:p>
              </table:table-cell>
              <table:table-cell office:value-type="float" office:value="6.47672557701887">
                <text:p>6.47672557701887</text:p>
              </table:table-cell>
              <table:table-cell office:value-type="float" office:value="6.68561743200148">
                <text:p>6.6856174320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.33192451686227">
                <text:p>7.33192451686227</text:p>
              </table:table-cell>
              <table:table-cell office:value-type="float" office:value="7.53151391465797">
                <text:p>7.53151391465797</text:p>
              </table:table-cell>
              <table:table-cell office:value-type="float" office:value="7.54557815041307">
                <text:p>7.5455781504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0032897966942">
                <text:p>8.0032897966942</text:p>
              </table:table-cell>
              <table:table-cell office:value-type="float" office:value="8.08621092045672">
                <text:p>8.08621092045672</text:p>
              </table:table-cell>
              <table:table-cell office:value-type="float" office:value="8.06449957467643">
                <text:p>8.0644995746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.42590290126853">
                <text:p>8.42590290126853</text:p>
              </table:table-cell>
              <table:table-cell office:value-type="float" office:value="8.3660516925442">
                <text:p>8.3660516925442</text:p>
              </table:table-cell>
              <table:table-cell office:value-type="float" office:value="8.44948086763922">
                <text:p>8.4494808676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.69707591726989">
                <text:p>8.69707591726989</text:p>
              </table:table-cell>
              <table:table-cell office:value-type="float" office:value="8.67954971820682">
                <text:p>8.67954971820682</text:p>
              </table:table-cell>
              <table:table-cell office:value-type="float" office:value="8.77456929104684">
                <text:p>8.77456929104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.98549637953853">
                <text:p>8.98549637953853</text:p>
              </table:table-cell>
              <table:table-cell office:value-type="float" office:value="8.92809100576913">
                <text:p>8.92809100576913</text:p>
              </table:table-cell>
              <table:table-cell office:value-type="float" office:value="9.00497517829027">
                <text:p>9.0049751782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.16785473668108">
                <text:p>9.16785473668108</text:p>
              </table:table-cell>
              <table:table-cell office:value-type="float" office:value="9.10629542552062">
                <text:p>9.10629542552062</text:p>
              </table:table-cell>
              <table:table-cell office:value-type="float" office:value="9.21209743977356">
                <text:p>9.2120974397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